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OSCO PECEROS, FREYSER FR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470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9720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OSCO PECEROS, FREYSER FR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470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9720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891398</text:p>
          </table:table-cell>
          <table:table-cell table:style-name="Tabla2.D3" office:value-type="string">
            <text:p text:style-name="P23">1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0:09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